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25in" table:align="margins"/>
    </style:style>
    <style:style style:name="Table1.A" style:family="table-column">
      <style:table-column-properties style:column-width="11.8625in" style:rel-column-width="62568*"/>
    </style:style>
    <style:style style:name="Table1.B" style:family="table-column">
      <style:table-column-properties style:column-width="0.5625in" style:rel-column-width="29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12.4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2.425in" table:align="margins"/>
    </style:style>
    <style:style style:name="Table3.A" style:family="table-column">
      <style:table-column-properties style:column-width="0.4042in" style:rel-column-width="2131*"/>
    </style:style>
    <style:style style:name="Table3.B" style:family="table-column">
      <style:table-column-properties style:column-width="0.5271in" style:rel-column-width="2780*"/>
    </style:style>
    <style:style style:name="Table3.C" style:family="table-column">
      <style:table-column-properties style:column-width="0.466in" style:rel-column-width="2457*"/>
    </style:style>
    <style:style style:name="Table3.D" style:family="table-column">
      <style:table-column-properties style:column-width="0.5903in" style:rel-column-width="3113*"/>
    </style:style>
    <style:style style:name="Table3.E" style:family="table-column">
      <style:table-column-properties style:column-width="1.0639in" style:rel-column-width="5611*"/>
    </style:style>
    <style:style style:name="Table3.F" style:family="table-column">
      <style:table-column-properties style:column-width="0.3799in" style:rel-column-width="2003*"/>
    </style:style>
    <style:style style:name="Table3.G" style:family="table-column">
      <style:table-column-properties style:column-width="0.3924in" style:rel-column-width="2069*"/>
    </style:style>
    <style:style style:name="Table3.I" style:family="table-column">
      <style:table-column-properties style:column-width="0.3431in" style:rel-column-width="1809*"/>
    </style:style>
    <style:style style:name="Table3.J" style:family="table-column">
      <style:table-column-properties style:column-width="0.4104in" style:rel-column-width="2164*"/>
    </style:style>
    <style:style style:name="Table3.K" style:family="table-column">
      <style:table-column-properties style:column-width="0.4972in" style:rel-column-width="2622*"/>
    </style:style>
    <style:style style:name="Table3.M" style:family="table-column">
      <style:table-column-properties style:column-width="0.5403in" style:rel-column-width="2849*"/>
    </style:style>
    <style:style style:name="Table3.N" style:family="table-column">
      <style:table-column-properties style:column-width="0.4847in" style:rel-column-width="2556*"/>
    </style:style>
    <style:style style:name="Table3.O" style:family="table-column">
      <style:table-column-properties style:column-width="0.5208in" style:rel-column-width="2747*"/>
    </style:style>
    <style:style style:name="Table3.P" style:family="table-column">
      <style:table-column-properties style:column-width="0.4417in" style:rel-column-width="2329*"/>
    </style:style>
    <style:style style:name="Table3.S" style:family="table-column">
      <style:table-column-properties style:column-width="0.4965in" style:rel-column-width="2618*"/>
    </style:style>
    <style:style style:name="Table3.X" style:family="table-column">
      <style:table-column-properties style:column-width="0.4688in" style:rel-column-width="2472*"/>
    </style:style>
    <style:style style:name="Table3.Y" style:family="table-column">
      <style:table-column-properties style:column-width="0.5285in" style:rel-column-width="2786*"/>
    </style:style>
    <style:style style:name="Table3.1" style:family="table-row">
      <style:table-row-properties style:min-row-height="0.7111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Y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0.4188in"/>
    </style:style>
    <style:style style:name="Table3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3" style:family="table-row">
      <style:table-row-properties style:min-row-height="0.9847in"/>
    </style:style>
    <style:style style:name="Table3.A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Y4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5" style:family="table-row">
      <style:table-row-properties style:min-row-height="1.8014in"/>
    </style:style>
    <style:style style:name="Table3.A5" style:family="table-cell">
      <style:table-cell-properties fo:padding="0.0382in" fo:border-left="0.0007in solid #000000" fo:border-right="none" fo:border-top="none" fo:border-bottom="0.0007in solid #000000"/>
    </style:style>
    <style:style style:name="Table3.Y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 <text:s text:c="2"/></text:p>
          </table:table-cell>
          <table:table-cell table:style-name="Table1.A1" office:value-type="string">
            <text:p text:style-name="P2">RP-6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REGISTER PEMBERTAHUAN DIMULAINYA PENYIDIKAN/DIHENTIKANNYA PENYIDIKAN</text:p>
            <text:p text:style-name="P3">TINDAK PIDANA {pidana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column table:style-name="Table3.J"/>
        <table:table-column table:style-name="Table3.K" table:number-columns-repeated="2"/>
        <table:table-column table:style-name="Table3.M"/>
        <table:table-column table:style-name="Table3.N"/>
        <table:table-column table:style-name="Table3.O"/>
        <table:table-column table:style-name="Table3.P"/>
        <table:table-column table:style-name="Table3.K" table:number-columns-repeated="2"/>
        <table:table-column table:style-name="Table3.S"/>
        <table:table-column table:style-name="Table3.K" table:number-columns-repeated="2"/>
        <table:table-column table:style-name="Table3.S"/>
        <table:table-column table:style-name="Table3.K"/>
        <table:table-column table:style-name="Table3.X"/>
        <table:table-column table:style-name="Table3.Y"/>
        <table:table-row table:style-name="Table3.1">
          <table:table-cell table:style-name="Table3.A1" table:number-rows-spanned="3" office:value-type="string">
            <text:p text:style-name="P1"/>
            <text:p text:style-name="P1">No. Urut</text:p>
          </table:table-cell>
          <table:table-cell table:style-name="Table3.A1" table:number-columns-spanned="3" office:value-type="string">
            <text:p text:style-name="P1">Pemberitahuan Dimulainya Penyidikan</text:p>
          </table:table-cell>
          <table:covered-table-cell/>
          <table:covered-table-cell/>
          <table:table-cell table:style-name="Table3.A1" table:number-rows-spanned="3" office:value-type="string">
            <text:p text:style-name="P1">Identitas Tersangka (Nama lengkap, tempat lahir, umur/tgl lahir jenis kelamin, kebangsaan/kewarganegaraan, tempat tinggal, agama, pekerjaan, pendidikan)</text:p>
          </table:table-cell>
          <table:table-cell table:style-name="Table3.A1" table:number-columns-spanned="3" office:value-type="string">
            <text:p text:style-name="P1">Waktu, tempat, tindak pidana, pasal disangkakan</text:p>
          </table:table-cell>
          <table:covered-table-cell/>
          <table:covered-table-cell/>
          <table:table-cell table:style-name="Table3.A1" table:number-rows-spanned="3" office:value-type="string">
            <text:p text:style-name="P1">Jaksa Peneliti</text:p>
          </table:table-cell>
          <table:table-cell table:style-name="Table3.A1" table:number-columns-spanned="5" office:value-type="string">
            <text:p text:style-name="P1">Penahanan </text:p>
          </table:table-cell>
          <table:covered-table-cell/>
          <table:covered-table-cell/>
          <table:covered-table-cell/>
          <table:covered-table-cell/>
          <table:table-cell table:style-name="Table3.A1" table:number-columns-spanned="7" office:value-type="string">
            <text:p text:style-name="P1">Penghentian Penyidik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">Penerimaan Berkas Tahap Pertama</text:p>
          </table:table-cell>
          <table:covered-table-cell/>
          <table:covered-table-cell/>
          <table:table-cell table:style-name="Table3.Y1" table:number-rows-spanned="3" office:value-type="string">
            <text:p text:style-name="P1">Keterangan</text:p>
          </table:table-cell>
        </table:table-row>
        <table:table-row table:style-name="Table3.2">
          <table:covered-table-cell/>
          <table:table-cell table:style-name="Table3.B2" table:number-rows-spanned="2" office:value-type="string">
            <text:p text:style-name="P1">Tgl. / Nomor</text:p>
          </table:table-cell>
          <table:table-cell table:style-name="Table3.B2" table:number-rows-spanned="2" office:value-type="string">
            <text:p text:style-name="P1">Instansi Penyidik </text:p>
          </table:table-cell>
          <table:table-cell table:style-name="Table3.B2" table:number-rows-spanned="2" office:value-type="string">
            <text:p text:style-name="P1">Tgl. Diterima di Kejaksaan / Penuntut Umum</text:p>
          </table:table-cell>
          <table:covered-table-cell/>
          <table:table-cell table:style-name="Table3.B2" table:number-rows-spanned="2" office:value-type="string">
            <text:p text:style-name="P1">Tanggal &amp; waktu kejadian</text:p>
          </table:table-cell>
          <table:table-cell table:style-name="Table3.B2" table:number-rows-spanned="2" office:value-type="string">
            <text:p text:style-name="P1">Tempatnya </text:p>
          </table:table-cell>
          <table:table-cell table:style-name="Table3.B2" table:number-rows-spanned="2" office:value-type="string">
            <text:p text:style-name="P1">Pasal yang disangkakan</text:p>
          </table:table-cell>
          <table:covered-table-cell/>
          <table:table-cell table:style-name="Table3.B2" table:number-rows-spanned="2" office:value-type="string">
            <text:p text:style-name="P1">Tgl/Nomor Penangkapan</text:p>
          </table:table-cell>
          <table:table-cell table:style-name="Table3.B2" table:number-rows-spanned="2" office:value-type="string">
            <text:p text:style-name="P1">Tgl/ Nomor Penahanan</text:p>
          </table:table-cell>
          <table:table-cell table:style-name="Table3.B2" table:number-rows-spanned="2" office:value-type="string">
            <text:p text:style-name="P1">Jenis Penahanan</text:p>
          </table:table-cell>
          <table:table-cell table:style-name="Table3.B2" table:number-rows-spanned="2" office:value-type="string">
            <text:p text:style-name="P1">Perpanjangan </text:p>
          </table:table-cell>
          <table:table-cell table:style-name="Table3.B2" table:number-rows-spanned="2" office:value-type="string">
            <text:p text:style-name="P1">penangguhan</text:p>
          </table:table-cell>
          <table:table-cell table:style-name="Table3.B2" table:number-rows-spanned="2" office:value-type="string">
            <text:p text:style-name="P1">Tanggal / Nomor</text:p>
          </table:table-cell>
          <table:table-cell table:style-name="Table3.B2" table:number-rows-spanned="2" office:value-type="string">
            <text:p text:style-name="P1">Tidak Diketahui SPDP</text:p>
          </table:table-cell>
          <table:table-cell table:style-name="Table3.B2" table:number-rows-spanned="2" office:value-type="string">
            <text:p text:style-name="P1">Alasannya </text:p>
          </table:table-cell>
          <table:table-cell table:style-name="Table3.B2" table:number-rows-spanned="2" office:value-type="string">
            <text:p text:style-name="P1">Pendapat Jaksa Peneliti</text:p>
          </table:table-cell>
          <table:table-cell table:style-name="Table3.B2" table:number-columns-spanned="3" office:value-type="string">
            <text:p text:style-name="P1">Pra Peradilan</text:p>
          </table:table-cell>
          <table:covered-table-cell/>
          <table:covered-table-cell/>
          <table:table-cell table:style-name="Table3.B2" table:number-rows-spanned="2" office:value-type="string">
            <text:p text:style-name="P1">Tanggal diterima </text:p>
          </table:table-cell>
          <table:table-cell table:style-name="Table3.B2" table:number-rows-spanned="2" office:value-type="string">
            <text:p text:style-name="P1">Didahului dengan SPDP</text:p>
          </table:table-cell>
          <table:table-cell table:style-name="Table3.B2" table:number-rows-spanned="2" office:value-type="string">
            <text:p text:style-name="P1">SPDP bersama berkas </text:p>
          </table:table-cell>
          <table:covered-table-cell/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B2" office:value-type="string">
            <text:p text:style-name="P1">Yang mengajukan</text:p>
          </table:table-cell>
          <table:table-cell table:style-name="Table3.B2" office:value-type="string">
            <text:p text:style-name="P1">Putusan PN</text:p>
          </table:table-cell>
          <table:table-cell table:style-name="Table3.B2" office:value-type="string">
            <text:p text:style-name="P1">Putusan P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float" office:value="1">
            <text:p text:style-name="P1">1</text:p>
          </table:table-cell>
          <table:table-cell table:style-name="Table3.A4" office:value-type="float" office:value="2">
            <text:p text:style-name="P1">2</text:p>
          </table:table-cell>
          <table:table-cell table:style-name="Table3.A4" office:value-type="float" office:value="3">
            <text:p text:style-name="P1">3</text:p>
          </table:table-cell>
          <table:table-cell table:style-name="Table3.A4" office:value-type="float" office:value="4">
            <text:p text:style-name="P1">4</text:p>
          </table:table-cell>
          <table:table-cell table:style-name="Table3.A4" office:value-type="float" office:value="5">
            <text:p text:style-name="P1">5</text:p>
          </table:table-cell>
          <table:table-cell table:style-name="Table3.A4" office:value-type="float" office:value="6">
            <text:p text:style-name="P1">6</text:p>
          </table:table-cell>
          <table:table-cell table:style-name="Table3.A4" office:value-type="float" office:value="7">
            <text:p text:style-name="P1">7</text:p>
          </table:table-cell>
          <table:table-cell table:style-name="Table3.A4" office:value-type="float" office:value="8">
            <text:p text:style-name="P1">8</text:p>
          </table:table-cell>
          <table:table-cell table:style-name="Table3.A4" office:value-type="float" office:value="9">
            <text:p text:style-name="P1">9</text:p>
          </table:table-cell>
          <table:table-cell table:style-name="Table3.A4" office:value-type="float" office:value="10">
            <text:p text:style-name="P1">10</text:p>
          </table:table-cell>
          <table:table-cell table:style-name="Table3.A4" office:value-type="float" office:value="11">
            <text:p text:style-name="P1">11</text:p>
          </table:table-cell>
          <table:table-cell table:style-name="Table3.A4" office:value-type="float" office:value="12">
            <text:p text:style-name="P1">12</text:p>
          </table:table-cell>
          <table:table-cell table:style-name="Table3.A4" office:value-type="float" office:value="13">
            <text:p text:style-name="P1">13</text:p>
          </table:table-cell>
          <table:table-cell table:style-name="Table3.A4" office:value-type="float" office:value="14">
            <text:p text:style-name="P1">14</text:p>
          </table:table-cell>
          <table:table-cell table:style-name="Table3.A4" office:value-type="float" office:value="15">
            <text:p text:style-name="P1">15</text:p>
          </table:table-cell>
          <table:table-cell table:style-name="Table3.A4" office:value-type="float" office:value="16">
            <text:p text:style-name="P1">16</text:p>
          </table:table-cell>
          <table:table-cell table:style-name="Table3.A4" office:value-type="float" office:value="17">
            <text:p text:style-name="P1">17</text:p>
          </table:table-cell>
          <table:table-cell table:style-name="Table3.A4" office:value-type="float" office:value="18">
            <text:p text:style-name="P1">18</text:p>
          </table:table-cell>
          <table:table-cell table:style-name="Table3.A4" office:value-type="float" office:value="19">
            <text:p text:style-name="P1">19</text:p>
          </table:table-cell>
          <table:table-cell table:style-name="Table3.A4" office:value-type="float" office:value="20">
            <text:p text:style-name="P1">20</text:p>
          </table:table-cell>
          <table:table-cell table:style-name="Table3.A4" office:value-type="float" office:value="21">
            <text:p text:style-name="P1">21</text:p>
          </table:table-cell>
          <table:table-cell table:style-name="Table3.A4" office:value-type="float" office:value="22">
            <text:p text:style-name="P1">22</text:p>
          </table:table-cell>
          <table:table-cell table:style-name="Table3.A4" office:value-type="float" office:value="23">
            <text:p text:style-name="P1">23</text:p>
          </table:table-cell>
          <table:table-cell table:style-name="Table3.A4" office:value-type="float" office:value="24">
            <text:p text:style-name="P1">24</text:p>
          </table:table-cell>
          <table:table-cell table:style-name="Table3.Y4" office:value-type="float" office:value="25">
            <text:p text:style-name="P1">25</text:p>
          </table:table-cell>
        </table:table-row>
        <table:table-row table:style-name="Table3.5">
          <table:table-cell table:style-name="Table3.A5" office:value-type="string">
            <text:p text:style-name="Table_20_Contents">{no_urut}</text:p>
          </table:table-cell>
          <table:table-cell table:style-name="Table3.A5" office:value-type="string">
            <text:p text:style-name="Table_20_Contents">{tgl_no}</text:p>
          </table:table-cell>
          <table:table-cell table:style-name="Table3.A5" office:value-type="string">
            <text:p text:style-name="Table_20_Contents">{ins_pen}</text:p>
          </table:table-cell>
          <table:table-cell table:style-name="Table3.A5" office:value-type="string">
            <text:p text:style-name="Table_20_Contents">{tgl_terima}</text:p>
          </table:table-cell>
          <table:table-cell table:style-name="Table3.A5" office:value-type="string">
            <text:p text:style-name="Table_20_Contents">{identitas_tersangka}</text:p>
          </table:table-cell>
          <table:table-cell table:style-name="Table3.A5" office:value-type="string">
            <text:p text:style-name="Table_20_Contents">{tgl_kejadian}</text:p>
          </table:table-cell>
          <table:table-cell table:style-name="Table3.A5" office:value-type="string">
            <text:p text:style-name="Table_20_Contents">{tepat}</text:p>
          </table:table-cell>
          <table:table-cell table:style-name="Table3.A5" office:value-type="string">
            <text:p text:style-name="Table_20_Contents">{pasal_disangka}</text:p>
          </table:table-cell>
          <table:table-cell table:style-name="Table3.A5" office:value-type="string">
            <text:p text:style-name="Table_20_Contents">{jaksa_peneliti}</text:p>
          </table:table-cell>
          <table:table-cell table:style-name="Table3.A5" office:value-type="string">
            <text:p text:style-name="Table_20_Contents">{tgl_penangkapan}</text:p>
          </table:table-cell>
          <table:table-cell table:style-name="Table3.A5" office:value-type="string">
            <text:p text:style-name="Table_20_Contents">{tgl_penahanan}</text:p>
          </table:table-cell>
          <table:table-cell table:style-name="Table3.A5" office:value-type="string">
            <text:p text:style-name="Table_20_Contents">{jenis_penahanan}</text:p>
          </table:table-cell>
          <table:table-cell table:style-name="Table3.A5" office:value-type="string">
            <text:p text:style-name="Table_20_Contents">{perpanjangan}</text:p>
          </table:table-cell>
          <table:table-cell table:style-name="Table3.A5" office:value-type="string">
            <text:p text:style-name="Table_20_Contents">{penangguhan}</text:p>
          </table:table-cell>
          <table:table-cell table:style-name="Table3.A5" office:value-type="string">
            <text:p text:style-name="Table_20_Contents">{tgl/no}</text:p>
          </table:table-cell>
          <table:table-cell table:style-name="Table3.A5" office:value-type="string">
            <text:p text:style-name="Table_20_Contents">{tidak_diket_spdp}</text:p>
          </table:table-cell>
          <table:table-cell table:style-name="Table3.A5" office:value-type="string">
            <text:p text:style-name="Table_20_Contents">{alasan}</text:p>
          </table:table-cell>
          <table:table-cell table:style-name="Table3.A5" office:value-type="string">
            <text:p text:style-name="Table_20_Contents">{pendapat}</text:p>
          </table:table-cell>
          <table:table-cell table:style-name="Table3.A5" office:value-type="string">
            <text:p text:style-name="Table_20_Contents">{yg_mengajukan}</text:p>
          </table:table-cell>
          <table:table-cell table:style-name="Table3.A5" office:value-type="string">
            <text:p text:style-name="Table_20_Contents">{putusan_pn}</text:p>
          </table:table-cell>
          <table:table-cell table:style-name="Table3.A5" office:value-type="string">
            <text:p text:style-name="Table_20_Contents">{putusan_pt}</text:p>
          </table:table-cell>
          <table:table-cell table:style-name="Table3.A5" office:value-type="string">
            <text:p text:style-name="Table_20_Contents">{tgl_terima}</text:p>
          </table:table-cell>
          <table:table-cell table:style-name="Table3.A5" office:value-type="string">
            <text:p text:style-name="Table_20_Contents">{didahului_spdp}</text:p>
          </table:table-cell>
          <table:table-cell table:style-name="Table3.A5" office:value-type="string">
            <text:p text:style-name="Table_20_Contents">{spdp_berkas}</text:p>
          </table:table-cell>
          <table:table-cell table:style-name="Table3.Y5" office:value-type="string">
            <text:p text:style-name="Table_20_Contents">{ket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1T08:25:11.11</meta:creation-date>
    <dc:date>2016-10-24T08:54:41.76</dc:date>
    <meta:editing-duration>PT53M49S</meta:editing-duration>
    <meta:editing-cycles>5</meta:editing-cycles>
    <meta:generator>OpenOffice/4.1.2$Win32 OpenOffice.org_project/412m3$Build-9782</meta:generator>
    <meta:document-statistic meta:table-count="3" meta:image-count="0" meta:object-count="0" meta:page-count="1" meta:paragraph-count="85" meta:word-count="152" meta:character-count="1177"/>
  </office:meta>
</office:document-meta>
</file>